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<text:span text:style-name="T2">do section- for mailed_data in mailing_list</text:span></text:p><text:p text:style-name="P3"><text:span text:style-name="T2">with new_c=</text:span><text:span text:style-name="T3">view.mailed_context(mailed_data)</text:span></text:p></office:annotation></text:span><office:annotation><dc:creator>sge</dc:creator><dc:date>2017-01-31T15:03:23</dc:date><text:p text:style-name="P3"><text:span text:style-name="T2">do text</text:span></text:p><text:p text:style-name="P3"><text:span text:style-name="T2">from pod(content=mailed_doc.file.data,context=new_c,format='odt',pageBreakAfter=(not loop.mailed_data.last and </text:span><text:span text:style-name="T3">'</text:span><text:span text:style-name="T2">duplex'), renamePageStyles=True)</text:span>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12-18T14:07:54.350376743</dc:date>
    <dc:creator>sge</dc:creator>
    <meta:editing-duration>PT5H5M41S</meta:editing-duration>
    <meta:editing-cycles>44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